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ateOfLastGame</text:p>
          </table:table-cell>
          <table:table-cell office:value-type="string" calcext:value-type="string">
            <text:p>PlayerName</text:p>
          </table:table-cell>
          <table:table-cell office:value-type="string" calcext:value-type="string">
            <text:p>PlayerTeam</text:p>
          </table:table-cell>
          <table:table-cell office:value-type="string" calcext:value-type="string">
            <text:p>PtsPerMinute</text:p>
          </table:table-cell>
          <table:table-cell office:value-type="string" calcext:value-type="string">
            <text:p>LastMinutes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PtsPerMinuteSalary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PtsCaptain</text:p>
          </table:table-cell>
          <table:table-cell office:value-type="string" calcext:value-type="string">
            <text:p>PtsPerSalary</text:p>
          </table:table-cell>
          <table:table-cell office:value-type="string" calcext:value-type="string">
            <text:p>Team Trimmed</text:p>
          </table:table-cell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<text:s/>Donovan Mitchell <text:s text:c="5"/></text:p>
          </table:table-cell>
          <table:table-cell office:value-type="string" calcext:value-type="string">
            <text:p><text:s/>UTA <text:s text:c="7"/></text:p>
          </table:table-cell>
          <table:table-cell office:value-type="float" office:value="1.14436170298889" calcext:value-type="float">
            <text:p>1.14436170298889</text:p>
          </table:table-cell>
          <table:table-cell office:value-type="float" office:value="38.15" calcext:value-type="float">
            <text:p>38.15</text:p>
          </table:table-cell>
          <table:table-cell office:value-type="float" office:value="11000" calcext:value-type="float">
            <text:p>11000</text:p>
          </table:table-cell>
          <table:table-cell table:formula="of:=[.D2]*10000/[.F2]" office:value-type="float" office:value="1.04032882089899" calcext:value-type="float">
            <text:p>1.04032882089899</text:p>
          </table:table-cell>
          <table:table-cell table:style-name="ce2" table:formula="of:=[.D2]*[.E2]" office:value-type="float" office:value="43.6573989690261" calcext:value-type="float">
            <text:p>43.6573989690261</text:p>
          </table:table-cell>
          <table:table-cell table:formula="of:=[.H2]*1.5" office:value-type="float" office:value="65.4860984535391" calcext:value-type="float">
            <text:p>65.4860984535391</text:p>
          </table:table-cell>
          <table:table-cell table:formula="of:=1000*[.H2]/[.F2]" office:value-type="float" office:value="3.96885445172964" calcext:value-type="float">
            <text:p>3.96885445172964</text:p>
          </table:table-cell>
          <table:table-cell table:formula="of:=TRIM([.C2])" office:value-type="string" office:string-value="UTA" calcext:value-type="string">
            <text:p>UTA</text:p>
          </table:table-cell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<text:s/>Rudy Gobert <text:s text:c="10"/></text:p>
          </table:table-cell>
          <table:table-cell office:value-type="string" calcext:value-type="string">
            <text:p><text:s/>UTA <text:s text:c="7"/></text:p>
          </table:table-cell>
          <table:table-cell office:value-type="float" office:value="1.12493951942332" calcext:value-type="float">
            <text:p>1.12493951942332</text:p>
          </table:table-cell>
          <table:table-cell office:value-type="float" office:value="39.35" calcext:value-type="float">
            <text:p>39.35</text:p>
          </table:table-cell>
          <table:table-cell office:value-type="float" office:value="9200" calcext:value-type="float">
            <text:p>9200</text:p>
          </table:table-cell>
          <table:table-cell table:formula="of:=[.D3]*10000/[.F3]" office:value-type="float" office:value="1.22276034719926" calcext:value-type="float">
            <text:p>1.22276034719926</text:p>
          </table:table-cell>
          <table:table-cell table:style-name="ce2" table:formula="of:=[.D3]*[.E3]" office:value-type="float" office:value="44.2663700893077" calcext:value-type="float">
            <text:p>44.2663700893077</text:p>
          </table:table-cell>
          <table:table-cell table:formula="of:=[.H3]*1.5" office:value-type="float" office:value="66.3995551339616" calcext:value-type="float">
            <text:p>66.3995551339616</text:p>
          </table:table-cell>
          <table:table-cell table:formula="of:=1000*[.H3]/[.F3]" office:value-type="float" office:value="4.8115619662291" calcext:value-type="float">
            <text:p>4.8115619662291</text:p>
          </table:table-cell>
          <table:table-cell table:formula="of:=TRIM([.C3])" office:value-type="string" office:string-value="UTA" calcext:value-type="string">
            <text:p>UTA</text:p>
          </table:table-cell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<text:s/>Tony Bradley <text:s text:c="9"/></text:p>
          </table:table-cell>
          <table:table-cell office:value-type="string" calcext:value-type="string">
            <text:p><text:s/>UTA <text:s text:c="7"/></text:p>
          </table:table-cell>
          <table:table-cell office:value-type="float" office:value="1.11697114243526" calcext:value-type="float">
            <text:p>1.11697114243526</text:p>
          </table:table-cell>
          <table:table-cell office:value-type="float" office:value="8.65" calcext:value-type="float">
            <text:p>8.65</text:p>
          </table:table-cell>
          <table:table-cell office:value-type="float" office:value="2000" calcext:value-type="float">
            <text:p>2000</text:p>
          </table:table-cell>
          <table:table-cell table:formula="of:=[.D4]*10000/[.F4]" office:value-type="float" office:value="5.58485571217632" calcext:value-type="float">
            <text:p>5.58485571217632</text:p>
          </table:table-cell>
          <table:table-cell table:formula="of:=[.D4]*[.E4]" office:value-type="float" office:value="9.66180038206503" calcext:value-type="float">
            <text:p>9.66180038206503</text:p>
          </table:table-cell>
          <table:table-cell table:formula="of:=[.H4]*1.5" office:value-type="float" office:value="14.4927005730975" calcext:value-type="float">
            <text:p>14.4927005730975</text:p>
          </table:table-cell>
          <table:table-cell table:formula="of:=1000*[.H4]/[.F4]" office:value-type="float" office:value="4.83090019103251" calcext:value-type="float">
            <text:p>4.83090019103251</text:p>
          </table:table-cell>
          <table:table-cell table:formula="of:=TRIM([.C4])" office:value-type="string" office:string-value="UTA" calcext:value-type="string">
            <text:p>UTA</text:p>
          </table:table-cell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<text:s/>Jordan Clarkson <text:s text:c="6"/></text:p>
          </table:table-cell>
          <table:table-cell office:value-type="string" calcext:value-type="string">
            <text:p><text:s/>UTA <text:s text:c="7"/></text:p>
          </table:table-cell>
          <table:table-cell office:value-type="float" office:value="0.956227614900426" calcext:value-type="float">
            <text:p>0.956227614900426</text:p>
          </table:table-cell>
          <table:table-cell office:value-type="float" office:value="27.38" calcext:value-type="float">
            <text:p>27.38</text:p>
          </table:table-cell>
          <table:table-cell office:value-type="float" office:value="6800" calcext:value-type="float">
            <text:p>6800</text:p>
          </table:table-cell>
          <table:table-cell table:formula="of:=[.D5]*10000/[.F5]" office:value-type="float" office:value="1.40621708073592" calcext:value-type="float">
            <text:p>1.40621708073592</text:p>
          </table:table-cell>
          <table:table-cell table:style-name="ce2" table:formula="of:=[.D5]*[.E5]" office:value-type="float" office:value="26.1815120959737" calcext:value-type="float">
            <text:p>26.1815120959737</text:p>
          </table:table-cell>
          <table:table-cell table:formula="of:=[.H5]*1.5" office:value-type="float" office:value="39.2722681439605" calcext:value-type="float">
            <text:p>39.2722681439605</text:p>
          </table:table-cell>
          <table:table-cell table:formula="of:=1000*[.H5]/[.F5]" office:value-type="float" office:value="3.85022236705495" calcext:value-type="float">
            <text:p>3.85022236705495</text:p>
          </table:table-cell>
          <table:table-cell table:formula="of:=TRIM([.C5])" office:value-type="string" office:string-value="UTA" calcext:value-type="string">
            <text:p>UTA</text:p>
          </table:table-cell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<text:s/>Mike Conley <text:s text:c="10"/></text:p>
          </table:table-cell>
          <table:table-cell office:value-type="string" calcext:value-type="string">
            <text:p><text:s/>UTA <text:s text:c="7"/></text:p>
          </table:table-cell>
          <table:table-cell office:value-type="float" office:value="0.931987015996825" calcext:value-type="float">
            <text:p>0.931987015996825</text:p>
          </table:table-cell>
          <table:table-cell office:value-type="float" office:value="31.73" calcext:value-type="float">
            <text:p>31.73</text:p>
          </table:table-cell>
          <table:table-cell office:value-type="float" office:value="8400" calcext:value-type="float">
            <text:p>8400</text:p>
          </table:table-cell>
          <table:table-cell table:formula="of:=[.D6]*10000/[.F6]" office:value-type="float" office:value="1.10950835237717" calcext:value-type="float">
            <text:p>1.10950835237717</text:p>
          </table:table-cell>
          <table:table-cell table:style-name="ce2" table:formula="of:=[.D6]*[.E6]" office:value-type="float" office:value="29.5719480175792" calcext:value-type="float">
            <text:p>29.5719480175792</text:p>
          </table:table-cell>
          <table:table-cell table:formula="of:=[.H6]*1.5" office:value-type="float" office:value="44.3579220263689" calcext:value-type="float">
            <text:p>44.3579220263689</text:p>
          </table:table-cell>
          <table:table-cell table:formula="of:=1000*[.H6]/[.F6]" office:value-type="float" office:value="3.52047000209277" calcext:value-type="float">
            <text:p>3.52047000209277</text:p>
          </table:table-cell>
          <table:table-cell table:formula="of:=TRIM([.C6])" office:value-type="string" office:string-value="UTA" calcext:value-type="string">
            <text:p>UTA</text:p>
          </table:table-cell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<text:s/>Joe Ingles <text:s text:c="11"/></text:p>
          </table:table-cell>
          <table:table-cell office:value-type="string" calcext:value-type="string">
            <text:p><text:s/>UTA <text:s text:c="7"/></text:p>
          </table:table-cell>
          <table:table-cell office:value-type="float" office:value="0.826942313490197" calcext:value-type="float">
            <text:p>0.826942313490197</text:p>
          </table:table-cell>
          <table:table-cell office:value-type="float" office:value="34.55" calcext:value-type="float">
            <text:p>34.55</text:p>
          </table:table-cell>
          <table:table-cell office:value-type="float" office:value="6400" calcext:value-type="float">
            <text:p>6400</text:p>
          </table:table-cell>
          <table:table-cell table:formula="of:=[.D7]*10000/[.F7]" office:value-type="float" office:value="1.29209736482843" calcext:value-type="float">
            <text:p>1.29209736482843</text:p>
          </table:table-cell>
          <table:table-cell table:style-name="ce2" table:formula="of:=[.D7]*[.E7]" office:value-type="float" office:value="28.5708569310863" calcext:value-type="float">
            <text:p>28.5708569310863</text:p>
          </table:table-cell>
          <table:table-cell table:formula="of:=[.H7]*1.5" office:value-type="float" office:value="42.8562853966295" calcext:value-type="float">
            <text:p>42.8562853966295</text:p>
          </table:table-cell>
          <table:table-cell table:formula="of:=1000*[.H7]/[.F7]" office:value-type="float" office:value="4.46419639548224" calcext:value-type="float">
            <text:p>4.46419639548224</text:p>
          </table:table-cell>
          <table:table-cell table:formula="of:=TRIM([.C7])" office:value-type="string" office:string-value="UTA" calcext:value-type="string">
            <text:p>UTA</text:p>
          </table:table-cell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<text:s/>Georges Niang <text:s text:c="8"/></text:p>
          </table:table-cell>
          <table:table-cell office:value-type="string" calcext:value-type="string">
            <text:p><text:s/>UTA <text:s text:c="7"/></text:p>
          </table:table-cell>
          <table:table-cell office:value-type="float" office:value="0.715250397981326" calcext:value-type="float">
            <text:p>0.715250397981326</text:p>
          </table:table-cell>
          <table:table-cell office:value-type="float" office:value="12.4" calcext:value-type="float">
            <text:p>12.4</text:p>
          </table:table-cell>
          <table:table-cell office:value-type="float" office:value="4000" calcext:value-type="float">
            <text:p>4000</text:p>
          </table:table-cell>
          <table:table-cell table:formula="of:=[.D8]*10000/[.F8]" office:value-type="float" office:value="1.78812599495332" calcext:value-type="float">
            <text:p>1.78812599495332</text:p>
          </table:table-cell>
          <table:table-cell table:formula="of:=[.D8]*[.E8]" office:value-type="float" office:value="8.86910493496845" calcext:value-type="float">
            <text:p>8.86910493496845</text:p>
          </table:table-cell>
          <table:table-cell table:formula="of:=[.H8]*1.5" office:value-type="float" office:value="13.3036574024527" calcext:value-type="float">
            <text:p>13.3036574024527</text:p>
          </table:table-cell>
          <table:table-cell table:formula="of:=1000*[.H8]/[.F8]" office:value-type="float" office:value="2.21727623374211" calcext:value-type="float">
            <text:p>2.21727623374211</text:p>
          </table:table-cell>
          <table:table-cell table:formula="of:=TRIM([.C8])" office:value-type="string" office:string-value="UTA" calcext:value-type="string">
            <text:p>UTA</text:p>
          </table:table-cell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<text:s/>Royce O'Neale <text:s text:c="8"/></text:p>
          </table:table-cell>
          <table:table-cell office:value-type="string" calcext:value-type="string">
            <text:p><text:s/>UTA <text:s text:c="7"/></text:p>
          </table:table-cell>
          <table:table-cell office:value-type="float" office:value="0.686472957989205" calcext:value-type="float">
            <text:p>0.686472957989205</text:p>
          </table:table-cell>
          <table:table-cell office:value-type="float" office:value="36.92" calcext:value-type="float">
            <text:p>36.92</text:p>
          </table:table-cell>
          <table:table-cell office:value-type="float" office:value="5400" calcext:value-type="float">
            <text:p>5400</text:p>
          </table:table-cell>
          <table:table-cell table:formula="of:=[.D9]*10000/[.F9]" office:value-type="float" office:value="1.27124621849853" calcext:value-type="float">
            <text:p>1.27124621849853</text:p>
          </table:table-cell>
          <table:table-cell table:formula="of:=[.D9]*[.E9]" office:value-type="float" office:value="25.3445816089614" calcext:value-type="float">
            <text:p>25.3445816089614</text:p>
          </table:table-cell>
          <table:table-cell table:formula="of:=[.H9]*1.5" office:value-type="float" office:value="38.0168724134422" calcext:value-type="float">
            <text:p>38.0168724134422</text:p>
          </table:table-cell>
          <table:table-cell table:formula="of:=1000*[.H9]/[.F9]" office:value-type="float" office:value="4.69344103869657" calcext:value-type="float">
            <text:p>4.69344103869657</text:p>
          </table:table-cell>
          <table:table-cell table:formula="of:=TRIM([.C9])" office:value-type="string" office:string-value="UTA" calcext:value-type="string">
            <text:p>UTA</text:p>
          </table:table-cell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<text:s/>Juwan Morgan <text:s text:c="9"/></text:p>
          </table:table-cell>
          <table:table-cell office:value-type="string" calcext:value-type="string">
            <text:p><text:s/>UTA <text:s text:c="7"/></text:p>
          </table:table-cell>
          <table:table-cell office:value-type="float" office:value="0.593901660336557" calcext:value-type="float">
            <text:p>0.593901660336557</text:p>
          </table:table-cell>
          <table:table-cell office:value-type="float" office:value="10.87" calcext:value-type="float">
            <text:p>10.87</text:p>
          </table:table-cell>
          <table:table-cell office:value-type="float" office:value="3600" calcext:value-type="float">
            <text:p>3600</text:p>
          </table:table-cell>
          <table:table-cell table:formula="of:=[.D10]*10000/[.F10]" office:value-type="float" office:value="1.64972683426822" calcext:value-type="float">
            <text:p>1.64972683426822</text:p>
          </table:table-cell>
          <table:table-cell table:style-name="ce2" table:formula="of:=[.D10]*[.E10]" office:value-type="float" office:value="6.45571104785838" calcext:value-type="float">
            <text:p>6.45571104785838</text:p>
          </table:table-cell>
          <table:table-cell table:formula="of:=[.H10]*1.5" office:value-type="float" office:value="9.68356657178757" calcext:value-type="float">
            <text:p>9.68356657178757</text:p>
          </table:table-cell>
          <table:table-cell table:formula="of:=1000*[.H10]/[.F10]" office:value-type="float" office:value="1.79325306884955" calcext:value-type="float">
            <text:p>1.79325306884955</text:p>
          </table:table-cell>
          <table:table-cell table:formula="of:=TRIM([.C10])" office:value-type="string" office:string-value="UTA" calcext:value-type="string">
            <text:p>UTA</text:p>
          </table:table-cell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<text:s/>Nikola Jokić <text:s text:c="9"/></text:p>
          </table:table-cell>
          <table:table-cell office:value-type="string" calcext:value-type="string">
            <text:p><text:s/>DEN <text:s text:c="7"/></text:p>
          </table:table-cell>
          <table:table-cell office:value-type="float" office:value="1.38979821687857" calcext:value-type="float">
            <text:p>1.38979821687857</text:p>
          </table:table-cell>
          <table:table-cell office:value-type="float" office:value="39.33" calcext:value-type="float">
            <text:p>39.33</text:p>
          </table:table-cell>
          <table:table-cell office:value-type="float" office:value="10400" calcext:value-type="float">
            <text:p>10400</text:p>
          </table:table-cell>
          <table:table-cell table:formula="of:=[.D11]*10000/[.F11]" office:value-type="float" office:value="1.33634443930632" calcext:value-type="float">
            <text:p>1.33634443930632</text:p>
          </table:table-cell>
          <table:table-cell table:style-name="ce2" table:formula="of:=[.D11]*[.E11]" office:value-type="float" office:value="54.6607638698341" calcext:value-type="float">
            <text:p>54.6607638698341</text:p>
          </table:table-cell>
          <table:table-cell table:formula="of:=[.H11]*1.5" office:value-type="float" office:value="81.9911458047511" calcext:value-type="float">
            <text:p>81.9911458047511</text:p>
          </table:table-cell>
          <table:table-cell table:formula="of:=1000*[.H11]/[.F11]" office:value-type="float" office:value="5.25584267979174" calcext:value-type="float">
            <text:p>5.25584267979174</text:p>
          </table:table-cell>
          <table:table-cell table:formula="of:=TRIM([.C11])" office:value-type="string" office:string-value="DEN" calcext:value-type="string">
            <text:p>DEN</text:p>
          </table:table-cell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<text:s/>Mason Plumlee <text:s text:c="8"/></text:p>
          </table:table-cell>
          <table:table-cell office:value-type="string" calcext:value-type="string">
            <text:p><text:s/>DEN <text:s text:c="7"/></text:p>
          </table:table-cell>
          <table:table-cell office:value-type="float" office:value="1.0982622018662" calcext:value-type="float">
            <text:p>1.0982622018662</text:p>
          </table:table-cell>
          <table:table-cell office:value-type="float" office:value="8.67" calcext:value-type="float">
            <text:p>8.67</text:p>
          </table:table-cell>
          <table:table-cell office:value-type="float" office:value="2600" calcext:value-type="float">
            <text:p>2600</text:p>
          </table:table-cell>
          <table:table-cell table:formula="of:=[.D12]*10000/[.F12]" office:value-type="float" office:value="4.22408539179308" calcext:value-type="float">
            <text:p>4.22408539179308</text:p>
          </table:table-cell>
          <table:table-cell table:style-name="ce2" table:formula="of:=[.D12]*[.E12]" office:value-type="float" office:value="9.52193329017996" calcext:value-type="float">
            <text:p>9.52193329017996</text:p>
          </table:table-cell>
          <table:table-cell table:formula="of:=[.H12]*1.5" office:value-type="float" office:value="14.2828999352699" calcext:value-type="float">
            <text:p>14.2828999352699</text:p>
          </table:table-cell>
          <table:table-cell table:formula="of:=1000*[.H12]/[.F12]" office:value-type="float" office:value="3.6622820346846" calcext:value-type="float">
            <text:p>3.6622820346846</text:p>
          </table:table-cell>
          <table:table-cell table:formula="of:=TRIM([.C12])" office:value-type="string" office:string-value="DEN" calcext:value-type="string">
            <text:p>DEN</text:p>
          </table:table-cell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<text:s/>Jamal Murray <text:s text:c="9"/></text:p>
          </table:table-cell>
          <table:table-cell office:value-type="string" calcext:value-type="string">
            <text:p><text:s/>DEN <text:s text:c="7"/></text:p>
          </table:table-cell>
          <table:table-cell office:value-type="float" office:value="1.04671418762729" calcext:value-type="float">
            <text:p>1.04671418762729</text:p>
          </table:table-cell>
          <table:table-cell office:value-type="float" office:value="43.15" calcext:value-type="float">
            <text:p>43.15</text:p>
          </table:table-cell>
          <table:table-cell office:value-type="float" office:value="9600" calcext:value-type="float">
            <text:p>9600</text:p>
          </table:table-cell>
          <table:table-cell table:formula="of:=[.D13]*10000/[.F13]" office:value-type="float" office:value="1.09032727877843" calcext:value-type="float">
            <text:p>1.09032727877843</text:p>
          </table:table-cell>
          <table:table-cell table:style-name="ce2" table:formula="of:=[.D13]*[.E13]" office:value-type="float" office:value="45.1657171961177" calcext:value-type="float">
            <text:p>45.1657171961177</text:p>
          </table:table-cell>
          <table:table-cell table:formula="of:=[.H13]*1.5" office:value-type="float" office:value="67.7485757941766" calcext:value-type="float">
            <text:p>67.7485757941766</text:p>
          </table:table-cell>
          <table:table-cell table:formula="of:=1000*[.H13]/[.F13]" office:value-type="float" office:value="4.70476220792893" calcext:value-type="float">
            <text:p>4.70476220792893</text:p>
          </table:table-cell>
          <table:table-cell table:formula="of:=TRIM([.C13])" office:value-type="string" office:string-value="DEN" calcext:value-type="string">
            <text:p>DEN</text:p>
          </table:table-cell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<text:s/>Michael Porter <text:s text:c="7"/></text:p>
          </table:table-cell>
          <table:table-cell office:value-type="string" calcext:value-type="string">
            <text:p><text:s/>DEN <text:s text:c="7"/></text:p>
          </table:table-cell>
          <table:table-cell office:value-type="float" office:value="1.02594667327731" calcext:value-type="float">
            <text:p>1.02594667327731</text:p>
          </table:table-cell>
          <table:table-cell office:value-type="float" office:value="23.33" calcext:value-type="float">
            <text:p>23.33</text:p>
          </table:table-cell>
          <table:table-cell office:value-type="float" office:value="7600" calcext:value-type="float">
            <text:p>7600</text:p>
          </table:table-cell>
          <table:table-cell table:formula="of:=[.D14]*10000/[.F14]" office:value-type="float" office:value="1.34992983325962" calcext:value-type="float">
            <text:p>1.34992983325962</text:p>
          </table:table-cell>
          <table:table-cell table:formula="of:=[.D14]*[.E14]" office:value-type="float" office:value="23.9353358875596" calcext:value-type="float">
            <text:p>23.9353358875596</text:p>
          </table:table-cell>
          <table:table-cell table:formula="of:=[.H14]*1.5" office:value-type="float" office:value="35.9030038313394" calcext:value-type="float">
            <text:p>35.9030038313394</text:p>
          </table:table-cell>
          <table:table-cell table:formula="of:=1000*[.H14]/[.F14]" office:value-type="float" office:value="3.14938630099469" calcext:value-type="float">
            <text:p>3.14938630099469</text:p>
          </table:table-cell>
          <table:table-cell table:formula="of:=TRIM([.C14])" office:value-type="string" office:string-value="DEN" calcext:value-type="string">
            <text:p>DEN</text:p>
          </table:table-cell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<text:s/>Paul Millsap <text:s text:c="9"/></text:p>
          </table:table-cell>
          <table:table-cell office:value-type="string" calcext:value-type="string">
            <text:p><text:s/>DEN <text:s text:c="7"/></text:p>
          </table:table-cell>
          <table:table-cell office:value-type="float" office:value="0.982409083066003" calcext:value-type="float">
            <text:p>0.982409083066003</text:p>
          </table:table-cell>
          <table:table-cell office:value-type="float" office:value="35.35" calcext:value-type="float">
            <text:p>35.35</text:p>
          </table:table-cell>
          <table:table-cell office:value-type="float" office:value="6000" calcext:value-type="float">
            <text:p>6000</text:p>
          </table:table-cell>
          <table:table-cell table:formula="of:=[.D15]*10000/[.F15]" office:value-type="float" office:value="1.63734847177667" calcext:value-type="float">
            <text:p>1.63734847177667</text:p>
          </table:table-cell>
          <table:table-cell table:formula="of:=[.D15]*[.E15]" office:value-type="float" office:value="34.7281610863832" calcext:value-type="float">
            <text:p>34.7281610863832</text:p>
          </table:table-cell>
          <table:table-cell table:formula="of:=[.H15]*1.5" office:value-type="float" office:value="52.0922416295748" calcext:value-type="float">
            <text:p>52.0922416295748</text:p>
          </table:table-cell>
          <table:table-cell table:formula="of:=1000*[.H15]/[.F15]" office:value-type="float" office:value="5.78802684773054" calcext:value-type="float">
            <text:p>5.78802684773054</text:p>
          </table:table-cell>
          <table:table-cell table:formula="of:=TRIM([.C15])" office:value-type="string" office:string-value="DEN" calcext:value-type="string">
            <text:p>DEN</text:p>
          </table:table-cell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<text:s/>Monte Morris <text:s text:c="9"/></text:p>
          </table:table-cell>
          <table:table-cell office:value-type="string" calcext:value-type="string">
            <text:p><text:s/>DEN <text:s text:c="7"/></text:p>
          </table:table-cell>
          <table:table-cell office:value-type="float" office:value="0.823852394489206" calcext:value-type="float">
            <text:p>0.823852394489206</text:p>
          </table:table-cell>
          <table:table-cell office:value-type="float" office:value="35.62" calcext:value-type="float">
            <text:p>35.62</text:p>
          </table:table-cell>
          <table:table-cell office:value-type="float" office:value="4800" calcext:value-type="float">
            <text:p>4800</text:p>
          </table:table-cell>
          <table:table-cell table:formula="of:=[.D16]*10000/[.F16]" office:value-type="float" office:value="1.71635915518585" calcext:value-type="float">
            <text:p>1.71635915518585</text:p>
          </table:table-cell>
          <table:table-cell table:style-name="ce2" table:formula="of:=[.D16]*[.E16]" office:value-type="float" office:value="29.3456222917055" calcext:value-type="float">
            <text:p>29.3456222917055</text:p>
          </table:table-cell>
          <table:table-cell table:formula="of:=[.H16]*1.5" office:value-type="float" office:value="44.0184334375583" calcext:value-type="float">
            <text:p>44.0184334375583</text:p>
          </table:table-cell>
          <table:table-cell table:formula="of:=1000*[.H16]/[.F16]" office:value-type="float" office:value="6.11367131077198" calcext:value-type="float">
            <text:p>6.11367131077198</text:p>
          </table:table-cell>
          <table:table-cell table:formula="of:=TRIM([.C16])" office:value-type="string" office:string-value="DEN" calcext:value-type="string">
            <text:p>DEN</text:p>
          </table:table-cell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<text:s/>Jerami Grant <text:s text:c="9"/></text:p>
          </table:table-cell>
          <table:table-cell office:value-type="string" calcext:value-type="string">
            <text:p><text:s/>DEN <text:s text:c="7"/></text:p>
          </table:table-cell>
          <table:table-cell office:value-type="float" office:value="0.782691632830842" calcext:value-type="float">
            <text:p>0.782691632830842</text:p>
          </table:table-cell>
          <table:table-cell office:value-type="float" office:value="35.65" calcext:value-type="float">
            <text:p>35.65</text:p>
          </table:table-cell>
          <table:table-cell office:value-type="float" office:value="5600" calcext:value-type="float">
            <text:p>5600</text:p>
          </table:table-cell>
          <table:table-cell table:formula="of:=[.D17]*10000/[.F17]" office:value-type="float" office:value="1.39766363005508" calcext:value-type="float">
            <text:p>1.39766363005508</text:p>
          </table:table-cell>
          <table:table-cell table:style-name="ce2" table:formula="of:=[.D17]*[.E17]" office:value-type="float" office:value="27.9029567104195" calcext:value-type="float">
            <text:p>27.9029567104195</text:p>
          </table:table-cell>
          <table:table-cell table:formula="of:=[.H17]*1.5" office:value-type="float" office:value="41.8544350656293" calcext:value-type="float">
            <text:p>41.8544350656293</text:p>
          </table:table-cell>
          <table:table-cell table:formula="of:=1000*[.H17]/[.F17]" office:value-type="float" office:value="4.98267084114634" calcext:value-type="float">
            <text:p>4.98267084114634</text:p>
          </table:table-cell>
          <table:table-cell table:formula="of:=TRIM([.C17])" office:value-type="string" office:string-value="DEN" calcext:value-type="string">
            <text:p>DEN</text:p>
          </table:table-cell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<text:s/>Torrey Craig <text:s text:c="9"/></text:p>
          </table:table-cell>
          <table:table-cell office:value-type="string" calcext:value-type="string">
            <text:p><text:s/>DEN <text:s text:c="7"/></text:p>
          </table:table-cell>
          <table:table-cell office:value-type="float" office:value="0.642048089013581" calcext:value-type="float">
            <text:p>0.642048089013581</text:p>
          </table:table-cell>
          <table:table-cell office:value-type="float" office:value="18.68" calcext:value-type="float">
            <text:p>18.68</text:p>
          </table:table-cell>
          <table:table-cell office:value-type="float" office:value="3200" calcext:value-type="float">
            <text:p>3200</text:p>
          </table:table-cell>
          <table:table-cell table:formula="of:=[.D18]*10000/[.F18]" office:value-type="float" office:value="2.00640027816744" calcext:value-type="float">
            <text:p>2.00640027816744</text:p>
          </table:table-cell>
          <table:table-cell table:formula="of:=[.D18]*[.E18]" office:value-type="float" office:value="11.9934583027737" calcext:value-type="float">
            <text:p>11.9934583027737</text:p>
          </table:table-cell>
          <table:table-cell table:formula="of:=[.H18]*1.5" office:value-type="float" office:value="17.9901874541605" calcext:value-type="float">
            <text:p>17.9901874541605</text:p>
          </table:table-cell>
          <table:table-cell table:formula="of:=1000*[.H18]/[.F18]" office:value-type="float" office:value="3.74795571961678" calcext:value-type="float">
            <text:p>3.74795571961678</text:p>
          </table:table-cell>
          <table:table-cell table:formula="of:=TRIM([.C18])" office:value-type="string" office:string-value="DEN" calcext:value-type="string">
            <text:p>DEN</text:p>
          </table:table-cell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<text:s/>Troy Daniels <text:s text:c="9"/></text:p>
          </table:table-cell>
          <table:table-cell office:value-type="string" calcext:value-type="string">
            <text:p><text:s/>DEN <text:s text:c="7"/></text:p>
          </table:table-cell>
          <table:table-cell office:value-type="float" office:value="0.562164416055766" calcext:value-type="float">
            <text:p>0.562164416055766</text:p>
          </table:table-cell>
          <table:table-cell office:value-type="float" office:value="0.22" calcext:value-type="float">
            <text:p>0.22</text:p>
          </table:table-cell>
          <table:table-cell office:value-type="float" office:value="1000" calcext:value-type="float">
            <text:p>1000</text:p>
          </table:table-cell>
          <table:table-cell table:formula="of:=[.D19]*10000/[.F19]" office:value-type="float" office:value="5.62164416055766" calcext:value-type="float">
            <text:p>5.62164416055766</text:p>
          </table:table-cell>
          <table:table-cell table:formula="of:=[.D19]*[.E19]" office:value-type="float" office:value="0.123676171532269" calcext:value-type="float">
            <text:p>0.123676171532269</text:p>
          </table:table-cell>
          <table:table-cell table:formula="of:=[.H19]*1.5" office:value-type="float" office:value="0.185514257298403" calcext:value-type="float">
            <text:p>0.185514257298403</text:p>
          </table:table-cell>
          <table:table-cell table:formula="of:=1000*[.H19]/[.F19]" office:value-type="float" office:value="0.123676171532269" calcext:value-type="float">
            <text:p>0.123676171532269</text:p>
          </table:table-cell>
          <table:table-cell table:formula="of:=TRIM([.C19])" office:value-type="string" office:string-value="DEN" calcext:value-type="string">
            <text:p>DEN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1" table:number-rows-repeated="2"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table:formula="of:=TRIM([.C29])">
            <text:p/>
          </table:table-cell>
        </table:table-row>
      </table:table>
      <table:named-expressions/>
      <table:database-ranges>
        <table:database-range table:name="__Anonymous_Sheet_DB__0" table:target-range-address="Sheet1.A1:Sheet1.K19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17:42:49.768677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09T14:31:34.556631980</meta:creation-date>
    <dc:date>2020-08-25T17:56:03.200550944</dc:date>
    <meta:editing-duration>P1DT19H35M5S</meta:editing-duration>
    <meta:editing-cycles>19</meta:editing-cycles>
    <meta:generator>LibreOffice/6.3.5.2$Linux_X86_64 LibreOffice_project/30$Build-2</meta:generator>
    <meta:document-statistic meta:table-count="1" meta:cell-count="210" meta:object-count="0"/>
  </office:meta>
</office:document-meta>
</file>